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11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6" style:family="table-row">
      <style:table-row-properties style:min-row-height="0.0958in"/>
    </style:style>
    <style:style style:name="WorkExperience.31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0a8ff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officeooo:rsid="00718f9b" officeooo:paragraph-rsid="00718f9b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718f9b" officeooo:paragraph-rsid="00718f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1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4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95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96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9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0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0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0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1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2d44a7" style:font-size-asian="10pt" style:font-weight-asian="normal" style:font-size-complex="10pt" style:font-weight-complex="normal"/>
    </style:style>
    <style:style style:name="P11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5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officeooo:rsid="0096fde9" fo:background-color="transparent" loext:char-shading-value="0"/>
    </style:style>
    <style:style style:name="T1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1f3999"/>
    </style:style>
    <style:style style:name="T23" style:family="text">
      <style:text-properties officeooo:rsid="001f533b"/>
    </style:style>
    <style:style style:name="T24" style:family="text">
      <style:text-properties officeooo:rsid="0026f121"/>
    </style:style>
    <style:style style:name="T25" style:family="text">
      <style:text-properties officeooo:rsid="002922b2"/>
    </style:style>
    <style:style style:name="T26" style:family="text">
      <style:text-properties officeooo:rsid="002b529c"/>
    </style:style>
    <style:style style:name="T27" style:family="text">
      <style:text-properties officeooo:rsid="002d44a7"/>
    </style:style>
    <style:style style:name="T28" style:family="text">
      <style:text-properties officeooo:rsid="00310b77"/>
    </style:style>
    <style:style style:name="T29" style:family="text">
      <style:text-properties officeooo:rsid="00354f96"/>
    </style:style>
    <style:style style:name="T30" style:family="text">
      <style:text-properties officeooo:rsid="0045b6a4"/>
    </style:style>
    <style:style style:name="T31" style:family="text">
      <style:text-properties officeooo:rsid="004bc635"/>
    </style:style>
    <style:style style:name="T32" style:family="text">
      <style:text-properties officeooo:rsid="00546bc0"/>
    </style:style>
    <style:style style:name="T33" style:family="text">
      <style:text-properties officeooo:rsid="00583f4a"/>
    </style:style>
    <style:style style:name="T34" style:family="text">
      <style:text-properties officeooo:rsid="005da7c2"/>
    </style:style>
    <style:style style:name="T35" style:family="text">
      <style:text-properties officeooo:rsid="00607930"/>
    </style:style>
    <style:style style:name="T36" style:family="text">
      <style:text-properties officeooo:rsid="0062f05c"/>
    </style:style>
    <style:style style:name="T37" style:family="text">
      <style:text-properties officeooo:rsid="0067aaba"/>
    </style:style>
    <style:style style:name="T38" style:family="text">
      <style:text-properties officeooo:rsid="006967fa"/>
    </style:style>
    <style:style style:name="T39" style:family="text">
      <style:text-properties officeooo:rsid="006bbf77"/>
    </style:style>
    <style:style style:name="T40" style:family="text">
      <style:text-properties officeooo:rsid="006f11bd"/>
    </style:style>
    <style:style style:name="T41" style:family="text">
      <style:text-properties officeooo:rsid="0074ed6a"/>
    </style:style>
    <style:style style:name="T42" style:family="text">
      <style:text-properties officeooo:rsid="00852e33"/>
    </style:style>
    <style:style style:name="T43" style:family="text">
      <style:text-properties officeooo:rsid="00867cbb"/>
    </style:style>
    <style:style style:name="T44" style:family="text">
      <style:text-properties officeooo:rsid="0087c0e9"/>
    </style:style>
    <style:style style:name="T45" style:family="text">
      <style:text-properties officeooo:rsid="0088d114"/>
    </style:style>
    <style:style style:name="T46" style:family="text">
      <style:text-properties officeooo:rsid="008bcb31"/>
    </style:style>
    <style:style style:name="T47" style:family="text">
      <style:text-properties officeooo:rsid="008f96fd"/>
    </style:style>
    <style:style style:name="T48" style:family="text">
      <style:text-properties officeooo:rsid="00944f62"/>
    </style:style>
    <style:style style:name="T49" style:family="text">
      <style:text-properties officeooo:rsid="00c1f480"/>
    </style:style>
    <style:style style:name="T50" style:family="text">
      <style:text-properties officeooo:rsid="00c38da0"/>
    </style:style>
    <style:style style:name="T51" style:family="text">
      <style:text-properties fo:font-style="normal" officeooo:rsid="00c69759" style:font-style-asian="normal" style:font-style-complex="normal"/>
    </style:style>
    <style:style style:name="T52" style:family="text">
      <style:text-properties fo:font-style="normal" officeooo:rsid="00c8cfcb" style:font-style-asian="normal" style:font-style-complex="normal"/>
    </style:style>
    <style:style style:name="T53" style:family="text">
      <style:text-properties officeooo:rsid="00c44415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2979bd"/>
    </style:style>
    <style:style style:name="T56" style:family="text">
      <style:text-properties style:text-underline-style="solid" style:text-underline-width="auto" style:text-underline-color="font-color" officeooo:rsid="00c1f480"/>
    </style:style>
    <style:style style:name="T57" style:family="text">
      <style:text-properties style:text-underline-style="solid" style:text-underline-width="auto" style:text-underline-color="font-color" officeooo:rsid="01096a7a"/>
    </style:style>
    <style:style style:name="T58" style:family="text">
      <style:text-properties officeooo:rsid="00ec0be4"/>
    </style:style>
    <style:style style:name="T59" style:family="text">
      <style:text-properties officeooo:rsid="00ffecf3"/>
    </style:style>
    <style:style style:name="T60" style:family="text">
      <style:text-properties officeooo:rsid="0101cbb6"/>
    </style:style>
    <style:style style:name="T61" style:family="text">
      <style:text-properties officeooo:rsid="010620d6"/>
    </style:style>
    <style:style style:name="T62" style:family="text">
      <style:text-properties officeooo:rsid="0108c802"/>
    </style:style>
    <style:style style:name="T63" style:family="text">
      <style:text-properties officeooo:rsid="01096a7a"/>
    </style:style>
    <style:style style:name="T64" style:family="text">
      <style:text-properties officeooo:rsid="010bced1"/>
    </style:style>
    <style:style style:name="T65" style:family="text">
      <style:text-properties officeooo:rsid="010cc294"/>
    </style:style>
    <style:style style:name="T66" style:family="text">
      <style:text-properties officeooo:rsid="011e084e"/>
    </style:style>
    <style:style style:name="T67" style:family="text">
      <style:text-properties officeooo:rsid="012078fb"/>
    </style:style>
    <style:style style:name="T68" style:family="text">
      <style:text-properties officeooo:rsid="01235414"/>
    </style:style>
    <style:style style:name="T69" style:family="text">
      <style:text-properties officeooo:rsid="01235414" fo:background-color="transparent" loext:char-shading-value="0"/>
    </style:style>
    <style:style style:name="T70" style:family="text">
      <style:text-properties officeooo:rsid="01283034" fo:background-color="transparent" loext:char-shading-value="0"/>
    </style:style>
    <style:style style:name="T71" style:family="text">
      <style:text-properties officeooo:rsid="01294f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cv<text:span text:style-name="T62">256</text:span>@minorgordon.net</text:p>
            <text:p text:style-name="P49"><text:a xlink:type="simple" xlink:href="http://mg4.consulting/" text:style-name="Internet_20_link" text:visited-style-name="Visited_20_Internet_20_Link"><text:span text:style-name="T9">http://mg4.consulting</text:span></text:a></text:p>
          </table:table-cell>
          <table:table-cell table:style-name="Table1.A1" office:value-type="string">
            <text:p text:style-name="P11"/>
            <text:p text:style-name="P12">Tulsa, OK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3"/>
          </table:table-cell>
          <table:table-cell table:style-name="Education.B3" office:value-type="string">
            <text:p text:style-name="P75">Education</text:p>
          </table:table-cell>
        </table:table-row>
        <table:table-row>
          <table:table-cell table:style-name="Education.A1" office:value-type="float" office:value="2009">
            <text:p text:style-name="P17">2009</text:p>
          </table:table-cell>
          <table:table-cell table:style-name="Education.B3" office:value-type="string">
            <text:p text:style-name="P84"><text:span text:style-name="T1">Ph.D., Computer Science</text:span><text:span text:style-name="T2">,</text:span><text:span text:style-name="T1"> </text:span>University of Cambridge</text:p>
            <text:list xml:id="list6608710792617452639" text:style-name="L1">
              <text:list-item>
                <text:p text:style-name="P94"><text:span text:style-name="T3">Dissertation: </text:span><text:a xlink:type="simple" xlink:href="http://www.cl.cam.ac.uk/techreports/UCAM-CL-TR-781.pdf" text:style-name="Internet_20_link" text:visited-style-name="Visited_20_Internet_20_Link"><text:span text:style-name="T8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7">2005</text:p>
          </table:table-cell>
          <table:table-cell table:style-name="Education.B3" office:value-type="string">
            <text:p text:style-name="P84"><text:span text:style-name="T1">Diplom Informatiker</text:span><text:span text:style-name="T2">,</text:span><text:span text:style-name="T1"> </text:span>Technische Universität Berlin</text:p>
            <text:list xml:id="list7929425757992715249" text:style-name="L2">
              <text:list-item>
                <text:p text:style-name="P95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7">2003</text:p>
          </table:table-cell>
          <table:table-cell table:style-name="Education.B4" office:value-type="string">
            <text:p text:style-name="P7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3"/>
          </table:table-cell>
          <table:table-cell table:style-name="Skills.A1" office:value-type="string">
            <text:p text:style-name="P76">Skills </text:p>
          </table:table-cell>
        </table:table-row>
        <table:table-row>
          <table:table-cell table:style-name="Skills.A1" office:value-type="string">
            <text:p text:style-name="P13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3">Programming</text:p>
          </table:table-cell>
          <table:table-cell table:style-name="Skills.A1" office:value-type="string">
            <text:p text:style-name="P9">Java/<text:span text:style-name="T40">J2EE</text:span>; <text:span text:style-name="T28">Python; </text:span>C++; SQL; <text:span text:style-name="T63">C#; TypeScript; </text:span>PHP; JavaScript; HTML<text:span text:style-name="T39">+</text:span>CSS</text:p>
          </table:table-cell>
        </table:table-row>
        <table:table-row>
          <table:table-cell table:style-name="Skills.A1" office:value-type="string">
            <text:p text:style-name="P13">Frameworks</text:p>
          </table:table-cell>
          <table:table-cell table:style-name="Skills.A1" office:value-type="string">
            <text:p text:style-name="P7">Thrift; Protobufs; Guice; <text:span text:style-name="T27">Guava; Vaadin; </text:span>GWT; Shiro; jQuery; <text:span text:style-name="T38">Bootstrap</text:span></text:p>
          </table:table-cell>
        </table:table-row>
        <table:table-row>
          <table:table-cell table:style-name="Skills.A1" office:value-type="string">
            <text:p text:style-name="P16">Formats</text:p>
          </table:table-cell>
          <table:table-cell table:style-name="Skills.A1" office:value-type="string">
            <text:p text:style-name="P10">XML; JSON; CSV; <text:span text:style-name="T64">YAML; XDR</text:span></text:p>
          </table:table-cell>
        </table:table-row>
        <table:table-row>
          <table:table-cell table:style-name="Skills.A1" office:value-type="string">
            <text:p text:style-name="P13">Testing</text:p>
          </table:table-cell>
          <table:table-cell table:style-name="Skills.A1" office:value-type="string">
            <text:p text:style-name="P7">JUnit 4; Hamcrest; jMock; Jenkins; Pyunit; nose; gcov, gprof</text:p>
          </table:table-cell>
        </table:table-row>
        <table:table-row>
          <table:table-cell table:style-name="Skills.A1" office:value-type="string">
            <text:p text:style-name="P13">Documentation</text:p>
          </table:table-cell>
          <table:table-cell table:style-name="Skills.A1" office:value-type="string">
            <text:p text:style-name="P7">Doxygen; epydoc; Javadoc; Jsdoc</text:p>
          </table:table-cell>
        </table:table-row>
        <table:table-row>
          <table:table-cell table:style-name="Skills.A1" office:value-type="string">
            <text:p text:style-name="P13">Databases</text:p>
          </table:table-cell>
          <table:table-cell table:style-name="Skills.A1" office:value-type="string">
            <text:p text:style-name="P8"><text:span text:style-name="T33">ElasticSearch; </text:span>MongoDB; <text:span text:style-name="T33">Redis; SQLite; H2; SQL Server</text:span></text:p>
          </table:table-cell>
        </table:table-row>
        <table:table-row>
          <table:table-cell table:style-name="Skills.A1" office:value-type="string">
            <text:p text:style-name="P13">Platforms</text:p>
          </table:table-cell>
          <table:table-cell table:style-name="Skills.A1" office:value-type="string">
            <text:p text:style-name="P7">Windows; Debian-, RedHat, and SuSE-based Linux; OS X</text:p>
          </table:table-cell>
        </table:table-row>
        <table:table-row>
          <table:table-cell table:style-name="Skills.A1" office:value-type="string">
            <text:p text:style-name="P13">IDEs and tool<text:span text:style-name="T41">s</text:span></text:p>
          </table:table-cell>
          <table:table-cell table:style-name="Skills.A1" office:value-type="string">
            <text:p text:style-name="P7">Visual C++; Eclipse CDT/JDT/PyDev; <text:span text:style-name="T22">PyCharm; </text:span>Maven; CMake; gcc, gmake, gdb</text:p>
          </table:table-cell>
        </table:table-row>
        <table:table-row table:style-name="Skills.11">
          <table:table-cell table:style-name="Skills.A1" office:value-type="string">
            <text:p text:style-name="P13">Revision control</text:p>
          </table:table-cell>
          <table:table-cell table:style-name="Skills.A1" office:value-type="string">
            <text:p text:style-name="P7">Git; Mercurial; Subversion</text:p>
          </table:table-cell>
        </table:table-row>
        <table:table-row table:style-name="Skills.11">
          <table:table-cell table:style-name="Skills.A1" office:value-type="string">
            <text:p text:style-name="P13">Administration</text:p>
          </table:table-cell>
          <table:table-cell table:style-name="Skills.A1" office:value-type="string">
            <text:p text:style-name="P7">Shell scripting; Nagios; Ganglia; Apache httpd <text:span text:style-name="T37">and Tomcat</text:span>; nginx</text:p>
          </table:table-cell>
        </table:table-row>
      </table:table>
      <text:p text:style-name="P1"/>
      <text:p text:style-name="P1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75">Commercial Projects</text:p>
          </table:table-cell>
        </table:table-row>
        <table:table-row>
          <table:table-cell table:style-name="WorkExperience.A1" office:value-type="string">
            <text:p text:style-name="P40">9/2014 – ongoing</text:p>
            <text:p text:style-name="P32">Part-time</text:p>
          </table:table-cell>
          <table:table-cell table:style-name="WorkExperience.A1" office:value-type="string">
            <text:p text:style-name="P90"><text:span text:style-name="T19">Software architecture and backend development for the </text:span><text:a xlink:type="simple" xlink:href="https://notablist.com/" text:style-name="Internet_20_link" text:visited-style-name="Visited_20_Internet_20_Link"><text:span text:style-name="T18">Notablist</text:span></text:a><text:span text:style-name="T14"> </text:span><text:span text:style-name="T15">email </text:span><text:span text:style-name="T16">newsletter </text:span><text:span text:style-name="T15">search engine</text:span></text:p>
            <text:p text:style-name="P83">New York, NY USA and remote</text:p>
            <text:p text:style-name="P91"><text:span text:style-name="T51">Notablist indexes millions of email newsletters from hundreds of thousands of publishers and provides </text:span><text:span text:style-name="T52">both a search interface </text:span><text:span text:style-name="T51">and real-time change alerts to users.</text:span></text:p>
          </table:table-cell>
        </table:table-row>
        <table:table-row>
          <table:table-cell table:style-name="WorkExperience.A1" office:value-type="string">
            <text:p text:style-name="P92">Activities</text:p>
          </table:table-cell>
          <table:table-cell table:style-name="WorkExperience.A1" office:value-type="string">
            <text:p text:style-name="P73"><text:span text:style-name="T54">Prototyping in Python</text:span>:</text:p>
            <text:list xml:id="list5745794740337610458" text:style-name="L3">
              <text:list-item>
                <text:p text:style-name="P96"><text:span text:style-name="T36">Classified signup responses and mapped form inputs </text:span>using numpy/scipy/scikit-learn</text:p>
              </text:list-item>
            </text:list>
            <text:p text:style-name="P68"><text:span text:style-name="T54">Production rewrite in Java</text:span>:</text:p>
            <text:list xml:id="list142133315747951" text:continue-numbering="true" text:style-name="L3">
              <text:list-item>
                <text:p text:style-name="P10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0"><text:span text:style-name="T34">Implemented </text:span>Guice-injected Java <text:span text:style-name="T45">micro-</text:span>service<text:span text:style-name="T34">s </text:span>that encapsulated MongoDB collections; ElasticSearch indices; <text:span text:style-name="T46">Redis databases; S3 buckets; </text:span>screenshotting <text:span text:style-name="T34">and signups </text:span>with Selenium; <text:span text:style-name="T46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1">Designed and implemented <text:span text:style-name="T48">a scalable distributed system</text:span> for <text:span text:style-name="T47">processing</text:span> Common Crawl WARC records and submitting newsletter signups</text:p>
              </text:list-item>
              <text:list-item>
                <text:p text:style-name="P102"><text:span text:style-name="T43">Created</text:span> <text:span text:style-name="T44">administrative</text:span> user interface in Vaadin</text:p>
              </text:list-item>
              <text:list-item>
                <text:p text:style-name="P103">Docker+Compose deployment on real hardware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8"/>
          </table:table-cell>
        </table:table-row>
        <text:soft-page-break/>
        <table:table-row>
          <table:table-cell table:style-name="WorkExperience.A1" office:value-type="string">
            <text:p text:style-name="P13">7/2012 – ongoing</text:p>
            <text:p text:style-name="P33">Full-time then part-time</text:p>
          </table:table-cell>
          <table:table-cell table:style-name="WorkExperience.A1" office:value-type="string">
            <text:p text:style-name="P88"><text:span text:style-name="T13">Full-stack development of the </text:span><text:a xlink:type="simple" xlink:href="http://terascript.com/" text:style-name="Internet_20_link" text:visited-style-name="Visited_20_Internet_20_Link"><text:span text:style-name="T12">TeraScript</text:span></text:a><text:span text:style-name="T11"> </text:span>web application server</text:p>
            <text:p text:style-name="P79">Tronics Software LLC / Stirling, NJ USA <text:span text:style-name="T35">and remote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pan text:style-name="T5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3">Activities</text:p>
          </table:table-cell>
          <table:table-cell table:style-name="WorkExperience.A1" office:value-type="string">
            <text:p text:style-name="P74"><text:span text:style-name="T54">TeraScript </text:span><text:span text:style-name="T55">Server </text:span><text:span text:style-name="T54">8</text:span>:</text:p>
            <text:p text:style-name="P62">Rewrote TeraScript 7 in Java <text:span text:style-name="T32">7 and 8</text:span> while maintaining strict backwards compatibility:</text:p>
            <text:list xml:id="list142133705432614" text:continue-numbering="true" text:style-name="L3">
              <text:list-item>
                <text:p text:style-name="P104">ANTLRv4-based compilers for <text:span text:style-name="T50">TML</text:span> and associated little languages</text:p>
              </text:list-item>
              <text:list-item>
                <text:p text:style-name="P104">Tree interpreters for TML, <text:span text:style-name="T50">TAF, and TCF</text:span></text:p>
              </text:list-item>
              <text:list-item>
                <text:p text:style-name="P106">Versioned OSGi <text:span text:style-name="T24">bundles with Maven and Apache Felix</text:span></text:p>
              </text:list-item>
              <text:list-item>
                <text:p text:style-name="P105">Library of standard functions, <text:span text:style-name="T25">primitive types, and collections</text:span> with extensive unit tests</text:p>
                <text:p text:style-name="P111">Taught the product's owner the fundamentals and best practices of software design and implementation in Java so that he could maintain and improve the code base <text:span text:style-name="T42">himself</text:span></text:p>
              </text:list-item>
            </text:list>
            <text:p text:style-name="P72"><text:span text:style-name="T54">TeraScript </text:span><text:span text:style-name="T55">Server </text:span><text:span text:style-name="T54">7</text:span> (formerly Witango <text:span text:style-name="T26">Server</text:span>):</text:p>
            <text:p text:style-name="P53">Reorganized, cleaned up, and modernized a 17-year-old C++ code base and addressed numerous bugs and feature requests for the server's first major release in over two years; <text:span text:style-name="T29">now in maintenance releases</text:span></text:p>
            <text:p text:style-name="P53">Eliminated diverging platform-specific build systems (on Win32, Linux, and OS X) in favor of CMake and ported the code base to Win64 using Visual C++ 2012</text:p>
            <text:p text:style-name="P53">Designed and implemented a SQL generator that visits dialect-specific trees of SQL-99 constructs</text:p>
            <text:p text:style-name="P63"><text:span text:style-name="T56">TeraScribe 8</text:span>:</text:p>
            <text:p text:style-name="P54">Reorganized <text:span text:style-name="T4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4"><text:span text:style-name="T57">Subcontracting</text:span>:</text:p>
            <text:p text:style-name="P55"><text:span text:style-name="T65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47"><text:span text:style-name="T58">4</text:span>/201<text:span text:style-name="T66">7</text:span> – <text:span text:style-name="T66">5</text:span>/201<text:span text:style-name="T66">7</text:span></text:p>
            <text:p text:style-name="P41">Part-time</text:p>
          </table:table-cell>
          <table:table-cell table:style-name="WorkExperience.A1" office:value-type="string">
            <text:p text:style-name="P107">Drug name comparison project</text:p>
            <text:p text:style-name="P58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60">Implemented Kondrak‘s phonetic alignment and similarity algorithm (ALINE) <text:span text:style-name="T67">and a bigram-based orthographic algorithm (BI-SIM) </text:span>as a PostgreSQL C extension</text:p>
            <text:p text:style-name="P56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8"><text:span text:style-name="T58">4</text:span>/201<text:span text:style-name="T68">6</text:span> – <text:span text:style-name="T68">6</text:span>/201<text:span text:style-name="T68">6</text:span></text:p>
            <text:p text:style-name="P42">Part-time</text:p>
          </table:table-cell>
          <table:table-cell table:style-name="WorkExperience.A1" office:value-type="string">
            <text:p text:style-name="P70"><text:span text:style-name="T21">F</text:span><text:span text:style-name="T17">ull-stack development for Polygon Analytics</text:span></text:p>
            <text:p text:style-name="P59"><text:span text:style-name="T69">Polygon Analytics Ltd.</text:span><text:span text:style-name="T12"> / </text:span><text:span text:style-name="T70">Edinburgh</text:span><text:span text:style-name="T12">, </text:span><text:span text:style-name="T69">UK</text:span><text:span text:style-name="T12"> and remote</text:span>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99"><text:span text:style-name="T71">Designed and implemented proprietary backend software </text:span>in Java, C/C++, and Python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6"><text:span text:style-name="T58">4</text:span>/2014 – <text:span text:style-name="T59">7</text:span>/2014</text:p>
            <text:p text:style-name="P31">Part-time</text:p>
          </table:table-cell>
          <table:table-cell table:style-name="WorkExperience.A1" office:value-type="string">
            <text:p text:style-name="P69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1">Muninn Project</text:span></text:a><text:span text:style-name="T20"> </text:span><text:span text:style-name="T21">under contract to the Library and Archives Canada</text:span></text:p>
            <text:p text:style-name="P58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66">Created a command-line <text:span text:style-name="T6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6"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5">3/2013 – 7/2013</text:p>
            <text:p text:style-name="P30">Part-time</text:p>
          </table:table-cell>
          <table:table-cell table:style-name="WorkExperience.A1" office:value-type="string">
            <text:p text:style-name="P88">Back end development for <text:a xlink:type="simple" xlink:href="http://txtmrkt.com/" text:style-name="Internet_20_link" text:visited-style-name="Visited_20_Internet_20_Link"><text:span text:style-name="T12">Txtmrkt</text:span></text:a><text:span text:style-name="T11">, a marketplace for digital publications</text:span></text:p>
            <text:p text:style-name="P57">Txtmrkt LLC / New York, NY USA <text:span text:style-name="T58">and remote</text:span>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81">Designed and implemented a Model-View-Controller-based Java web application with Guice-injected Thryft services backed by Amazon S3</text:p>
            <text:p text:style-name="P81"><text:soft-page-break/>Authenticated and authorized users with Shiro</text:p>
            <text:p text:style-name="P6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13">12/2011 – 6/2012</text:p>
            <text:p text:style-name="P34">Full-time</text:p>
          </table:table-cell>
          <table:table-cell table:style-name="WorkExperience.A1" office:value-type="string">
            <text:p text:style-name="P88">Haystack: performance monitoring platform for online businesses</text:p>
            <text:p text:style-name="P79">GrokIO LLC / New York, NY USA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52">Designed an agent (Python) and manager (Java with Spring Security+MVC and Guice) architecture for gathering, storing, and querying time series data and metadata</text:p>
            <text:list xml:id="list4611596696049765146" text:style-name="L4">
              <text:list-header>
                <text:p text:style-name="P98">Implemented time series databases from scratch using relational tables and memory-mapped files</text:p>
                <text:p text:style-name="P97">Wrote RFC 3986 grammar-based URL and URN parsers using Ragel (Java) and pyparsing (Python)</text:p>
                <text:p text:style-name="P97">Generated service interfaces in Java and Python with custom Protocol Buffers compiler plugins</text:p>
              </text:list-header>
            </text:list>
            <text:p text:style-name="P61">Coded agent plugins in Java and Python for discovering and fetching metric metadata and data:</text:p>
            <text:list xml:id="list142131877708074" text:continue-numbering="true" text:style-name="L4">
              <text:list-item>
                <text:p text:style-name="P108">Open source monitoring systems: Nagios, Ganglia, collectl, Graphite</text:p>
              </text:list-item>
              <text:list-item>
                <text:p text:style-name="P108">Open source server software: Apache httpd, nginx, MySQL, memcached, MongoDB, JMX</text:p>
              </text:list-item>
              <text:list-item>
                <text:p text:style-name="P108">Platform interfaces: procfs, sysctl, WMI, SNMP</text:p>
              </text:list-item>
              <text:list-item>
                <text:p text:style-name="P108">Third party APIs: Google Analytics, MailChimp, Spring Social, Amazon CloudWatch</text:p>
              </text:list-item>
            </text:list>
            <text:p text:style-name="P71">Supervised user experience and graphic designers in Ukraine</text:p>
            <text:p text:style-name="P61">Implemented a client-side user interface with the Google Web Toolkit, starting from wireframes:</text:p>
            <text:list xml:id="list142132865775881" text:continue-numbering="true" text:style-name="L4">
              <text:list-item>
                <text:p text:style-name="P108">Architectural best practices: Model-View-Presenter; event bus; activities and places</text:p>
              </text:list-item>
              <text:list-item>
                <text:p text:style-name="P108">Custom widgets: date time range picker, cell table pager, search box, selection tree</text:p>
              </text:list-item>
              <text:list-item>
                <text:p text:style-name="P108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13">8/2011 – 12/2011</text:p>
            <text:p text:style-name="P35">Full-time</text:p>
          </table:table-cell>
          <table:table-cell table:style-name="WorkExperience.A1" office:value-type="string">
            <text:p text:style-name="P88">Back end development for <text:a xlink:type="simple" xlink:href="http://birchbox.com/" text:style-name="Internet_20_link" text:visited-style-name="Visited_20_Internet_20_Link"><text:span text:style-name="T7">Birchbox</text:span></text:a>, a personalized subscription service for women's cosmetics samples</text:p>
            <text:p text:style-name="P78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80">Designed, implemented, documented, and successfully deployed warehouse integration code in Java (back end) and PHP (administrative front end)</text:p>
            <text:p text:style-name="P79">Wrote a Thrift compiler and targets in Python+pyparsing to generate Java and PHP from Thrift definitions</text:p>
            <text:p text:style-name="P8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13">5/2011 – 8/2011</text:p>
            <text:p text:style-name="P36">Full-time</text:p>
          </table:table-cell>
          <table:table-cell table:style-name="WorkExperience.A1" office:value-type="string">
            <text:p text:style-name="P88">Benchmarking server stacks in order to accurately provision EC2 instances at <text:a xlink:type="simple" xlink:href="http://chartbeat.com/" text:style-name="Internet_20_link" text:visited-style-name="Visited_20_Internet_20_Link"><text:span text:style-name="T7">Chartbeat</text:span></text:a>, a real-time web analytics software-as-a-service provider</text:p>
            <text:p text:style-name="P78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6">Activities</text:p>
            <text:p text:style-name="P15"/>
            <text:p text:style-name="P15"/>
          </table:table-cell>
          <table:table-cell table:style-name="WorkExperience.A1" office:value-type="string">
            <text:p text:style-name="P79">Synthesized a realistic benchmark for front-line web servers from statistical analyses of nginx access logs</text:p>
            <text:p text:style-name="P79">Significantly reduced network bandwidth and latency on <text:s/>production servers with targeted optimizations</text:p>
            <text:p text:style-name="P8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>
          <table:table-cell table:style-name="WorkExperience.A1" office:value-type="string">
            <text:p text:style-name="P13">10/2010 – 4/2011</text:p>
            <text:p text:style-name="P37">Full-time</text:p>
          </table:table-cell>
          <table:table-cell table:style-name="WorkExperience.A1" office:value-type="string">
            <text:p text:style-name="P88">File I/O library for <text:a xlink:type="simple" xlink:href="http://www.research.ibm.com/x10/" text:style-name="Internet_20_link" text:visited-style-name="Visited_20_Internet_20_Link"><text:span text:style-name="T7">X10</text:span></text:a>, a type-safe, parallel object-oriented language for high-productivity computing</text:p>
            <text:p text:style-name="P78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142131887824237" text:continue-numbering="true" text:style-name="L4">
              <text:list-item>
                <text:p text:style-name="P113">inspired by POSIX, FUSE, Boost.Filesystem, and Java NIO.2</text:p>
              </text:list-item>
              <text:list-item>
                <text:p text:style-name="P113">X10 and native code for the Java and C++ source-to-source compilation backends</text:p>
              </text:list-item>
              <text:list-item>
                <text:p text:style-name="P113">Scatter/gather I/O, aligned buffers, memory-mapped files, advisory locking</text:p>
                <text:p text:style-name="P112">Microbenchmarked the X10 runtime</text:p>
              </text:list-item>
            </text:list>
          </table:table-cell>
        </table:table-row>
        <table:table-row table:style-name="WorkExperience.31"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3"/>
          </table:table-cell>
        </table:table-row>
        <table:table-row table:style-name="WorkExperience.31"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3"/>
          </table:table-cell>
        </table:table-row>
        <table:table-row table:style-name="WorkExperience.31">
          <table:table-cell table:style-name="WorkExperience.A1" office:value-type="string">
            <text:p text:style-name="P13">1/2009 – 7/2010</text:p>
            <text:p text:style-name="P38">Full-time</text:p>
          </table:table-cell>
          <table:table-cell table:style-name="WorkExperience.A1" office:value-type="string">
            <text:p text:style-name="P88"><text:a xlink:type="simple" xlink:href="http://www.nec.com/de/en/prod/solutions/hpc-solutions/lxfs/" text:style-name="Internet_20_link" text:visited-style-name="Visited_20_Internet_20_Link"><text:span text:style-name="T7">LXFS</text:span></text:a>: fast and reliable data storage for High-Performance Computing clusters</text:p>
            <text:p text:style-name="P78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50">Wrote Python and bash scripts for configuring, deploying, and administrating LXFS installations:</text:p>
            <text:list xml:id="list7233498268555354761" text:style-name="L5">
              <text:list-item>
                <text:p text:style-name="P114">Lustre and lnet configuration (MGS, MDS, OSS, clients)</text:p>
              </text:list-item>
              <text:list-item>
                <text:p text:style-name="P114">Redundant NFS exports</text:p>
              </text:list-item>
              <text:list-item>
                <text:p text:style-name="P114"><text:soft-page-break/>Nagios, Ganglia, and collectl monitoring</text:p>
              </text:list-item>
              <text:list-item>
                <text:p text:style-name="P114">Heartbeat/Linux-HA services for failover</text:p>
              </text:list-item>
              <text:list-item>
                <text:p text:style-name="P114">Promise RAID devices</text:p>
              </text:list-item>
              <text:list-item>
                <text:p text:style-name="P114">Network interfaces (Infiniband, bonded Ethernet)</text:p>
                <text:p text:style-name="P116">Finished two major LXFS releases, used in numerous deployments</text:p>
                <text:p text:style-name="P109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13">1/2009 – 7/2010</text:p>
            <text:p text:style-name="P39">Full-time</text:p>
          </table:table-cell>
          <table:table-cell table:style-name="WorkExperience.A1" office:value-type="string">
            <text:p text:style-name="P84"><text:a xlink:type="simple" xlink:href="http://xtreemfs.org/" text:style-name="Internet_20_link" text:visited-style-name="Visited_20_Internet_20_Link"><text:span text:style-name="T10">XtreemFS</text:span></text:a><text:span text:style-name="T1">: a distributed and replicated file system for wide-area networks</text:span></text:p>
            <text:p text:style-name="P79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9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3493318622731508262" text:style-name="L6">
              <text:list-item>
                <text:p text:style-name="P115">FUSE and Dokan (Windows FUSE-like library) interfaces</text:p>
              </text:list-item>
              <text:list-item>
                <text:p text:style-name="P115">Multiple pipelined ONC-RPC streams to a a single server</text:p>
              </text:list-item>
              <text:list-item>
                <text:p text:style-name="P115">Staged, event-driven concurrency for robust performance under load</text:p>
              </text:list-item>
              <text:list-item>
                <text:p text:style-name="P115">Close-to-open file caching with per-file page sizes</text:p>
              </text:list-item>
              <text:list-item>
                <text:p text:style-name="P115">Automatic failover between file replicas on timeout</text:p>
              </text:list-item>
              <text:list-item>
                <text:p text:style-name="P115">Heavily benchmarked under different I/O loads (iobench, dbench, metadata benchmarks)</text:p>
                <text:p text:style-name="P117">Finished two major XtreemFS releases, both used in production</text:p>
                <text:p text:style-name="P110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5" office:value-type="string">
            <text:p text:style-name="P77">Teaching Experience</text:p>
          </table:table-cell>
        </table:table-row>
        <table:table-row>
          <table:table-cell table:style-name="Table2.A3" office:value-type="string">
            <text:p text:style-name="P18">2/2014 – 4/2014</text:p>
          </table:table-cell>
          <table:table-cell table:style-name="Table2.B5" office:value-type="string">
            <text:p text:style-name="P85"><text:span text:style-name="T30">Two sections of </text:span>„<text:span text:style-name="T23">SQL Fundamentals“ and „Python fundamentals“ workshops for 47 (total) Ph.D. students and post-doctoral researchers in the natural sciences</text:span></text:p>
            <text:p text:style-name="P87">Iowa State University / Ames, IA USA</text:p>
          </table:table-cell>
        </table:table-row>
        <table:table-row>
          <table:table-cell table:style-name="Table2.A3" office:value-type="string">
            <text:p text:style-name="P18"/>
          </table:table-cell>
          <table:table-cell table:style-name="Table2.B5" office:value-type="string">
            <text:p text:style-name="P85"/>
          </table:table-cell>
        </table:table-row>
        <table:table-row>
          <table:table-cell table:style-name="Table2.A5" office:value-type="string">
            <text:p text:style-name="P20">2002 – 2004</text:p>
          </table:table-cell>
          <table:table-cell table:style-name="Table2.B5" office:value-type="string">
            <text:p text:style-name="P89">Technical supervision of 10 Masters' theses in the U.S. and Poland</text:p>
            <text:p text:style-name="P89">Oklahoma State University / Tulsa, OK USA</text:p>
          </table:table-cell>
        </table:table-row>
        <table:table-row>
          <table:table-cell table:style-name="Table2.A5" office:value-type="string">
            <text:p text:style-name="P20"/>
          </table:table-cell>
          <table:table-cell table:style-name="Table2.B5" office:value-type="string">
            <text:p text:style-name="P89"/>
          </table:table-cell>
        </table:table-row>
        <table:table-row table:style-name="Table2.6">
          <table:table-cell table:style-name="Table2.A6" office:value-type="string">
            <text:p text:style-name="P19">1/2002 – 3/2002</text:p>
          </table:table-cell>
          <table:table-cell table:style-name="Table2.B6" office:value-type="string">
            <text:p text:style-name="P86">Mathematics <text:span text:style-name="T31">tutoring</text:span> for 6th and 7th graders</text:p>
            <text:p text:style-name="P86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08-11T14:21:31.587000000</dc:date>
    <meta:editing-duration>P1DT4H42M57S</meta:editing-duration>
    <meta:editing-cycles>770</meta:editing-cycles>
    <meta:generator>LibreOffice/5.2.4.2$Windows_X86_64 LibreOffice_project/3d5603e1122f0f102b62521720ab13a38a4e0eb0</meta:generator>
    <dc:title>Minor E. Gordon, Ph.D. - Curriculum Vitae</dc:title>
    <meta:document-statistic meta:table-count="5" meta:image-count="0" meta:object-count="0" meta:page-count="4" meta:paragraph-count="183" meta:word-count="1459" meta:character-count="10365" meta:non-whitespace-character-count="9112"/>
  </office:meta>
</office:document-meta>
</file>